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background-color="#ffffff" style:font-name-complex="Calibri1"/>
    </style:style>
    <style:style style:name="P2" style:family="paragraph" style:parent-style-name="Standard">
      <style:text-properties fo:color="#000000" style:font-name="Calibri" fo:language="fi" fo:country="FI" fo:background-color="#ffffff" style:font-name-complex="Calibri1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Calibri" fo:background-color="#ffffff" style:font-name-complex="Calibri1"/>
    </style:style>
    <style:style style:name="P5" style:family="paragraph" style:parent-style-name="Standard" style:master-page-name="Standard">
      <style:paragraph-properties fo:margin-top="0cm" fo:margin-bottom="0cm" loext:contextual-spacing="false" style:page-number="auto"/>
    </style:style>
    <style:style style:name="T1" style:family="text">
      <style:text-properties fo:color="#000000" style:font-name="Calibri" fo:background-color="#ffffff" loext:char-shading-value="0" style:font-name-complex="Calibri1"/>
    </style:style>
    <style:style style:name="T2" style:family="text">
      <style:text-properties fo:color="#000000" style:font-name="Calibri" fo:font-size="14pt" fo:language="fi" fo:country="FI" fo:background-color="#ffffff" loext:char-shading-value="0" style:font-size-asian="14pt" style:font-name-complex="Calibri1" style:font-size-complex="14pt"/>
    </style:style>
    <style:style style:name="T3" style:family="text">
      <style:text-properties fo:color="#000000" style:font-name="Calibri" fo:language="fi" fo:country="FI" fo:background-color="#ffffff" loext:char-shading-value="0" style:font-name-complex="Calibri1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NRK Kvensk / Lær kvensk: I garasjen </text:span></text:p>
      <text:p text:style-name="P3"><text:span text:style-name="T1">Publiseres 24.4.</text:span></text:p>
      <text:p text:style-name="P3"><text:span text:style-name="T1">Oversatt til kvensk av Kainun institutti – Kvensk institutt 23.04.2019 Pirjo Paavalniemi</text:span><text:bookmark text:name="_GoBack"/></text:p>
      <text:p text:style-name="P4"/>
      <text:p text:style-name="P1"/>
      <text:p text:style-name="P1"/>
      <text:p text:style-name="Standard"><text:span text:style-name="T2">Opi kväänii: Karaasissa</text:span></text:p>
      <text:p text:style-name="Standard"><text:span text:style-name="T3">Poijila Olmavankassa oon cross-sykkelit Pederin karaasissa. Sielä het skruuvathaan ja prepareerathaan niitä. Ja mikä oon ”hjul” kvääniksi, sen sie saat tiettäät ko kattot videon.</text:span></text:p>
      <text:p text:style-name="P2"/>
      <text:p text:style-name="Standard"><text:span text:style-name="T3">Kuvateksti: Poijat Olmavankassa triivastuthaan karaasissa missä heilä oon sykkelit, mutta sykkeliitä pittää kans prepareerata.</text:span></text:p>
      <text:p text:style-name="Standard"><text:span text:style-name="T3"><text:s/></text:span></text:p>
      <text:p text:style-name="P2"/>
      <text:p text:style-name="Standard"><text:span text:style-name="T4">Lær kvensk: I garasjen</text:span></text:p>
      <text:p text:style-name="Standard"><text:span text:style-name="T5">Guttene i Manndalen har hver sin cross-sykkel i garasjen til Peder. Her skrur og mekker de, og holder syklene ved like. Og hva heter hjul på kvensk, det får du vite her i videoen.</text:span></text:p>
      <text:p text:style-name="P1"/>
      <text:p text:style-name="Standard"><text:span text:style-name="T1">Bildetekst: Guttene i Manndalen trives i garasjen der de har hver sin cross-sykkel, men syklene må holdes ved lik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0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2</meta:editing-cycles>
    <meta:print-date>2007-06-07T11:27:00</meta:print-date>
    <meta:creation-date>2019-04-23T11:08:00</meta:creation-date>
    <dc:date>2019-04-23T11:51:00</dc:date>
    <meta:editing-duration>PT18M</meta:editing-duration>
    <meta:generator>LibreOffice/6.4.6.2$Linux_X86_64 LibreOffice_project/40$Build-2</meta:generator>
    <meta:document-statistic meta:table-count="0" meta:image-count="1" meta:object-count="0" meta:page-count="1" meta:paragraph-count="11" meta:word-count="118" meta:character-count="784" meta:non-whitespace-character-count="672"/>
    <meta:user-defined meta:name="AppVersion">16.0000</meta:user-defined>
    <meta:user-defined meta:name="Company">Kvensk Institu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